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rf</text:p>
          </table:table-cell>
          <table:table-cell table:formula="of:=([.B2]*(1+[.B2])^[.B3])/((1+[.B2])^[.B3]-1)" office:value-type="float" office:value="0.168667032383262" calcext:value-type="float">
            <text:p>0.168667032383262</text:p>
          </table:table-cell>
          <table:table-cell office:value-type="string" calcext:value-type="string">
            <text:p>f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cc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f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el price chang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nnuity of an cash payment with annual price change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fuel price new</text:p>
          </table:table-cell>
          <table:table-cell office:value-type="string" calcext:value-type="string">
            <text:p>present value</text:p>
          </table:table-cell>
          <table:table-cell office:value-type="string" calcext:value-type="string">
            <text:p>fuel price (const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formula="of:=[.B7]/((1+[.$B$2])^[.A7])" office:value-type="float" office:value="0.6" calcext:value-type="float">
            <text:p>0.6</text:p>
          </table:table-cell>
          <table:table-cell table:formula="of:=[.$C$29]/((1+[.$B$2])^[.A7])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7]*(1+[.$B$4])^[.A8]" office:value-type="float" office:value="0.6" calcext:value-type="float">
            <text:p>0.6</text:p>
          </table:table-cell>
          <table:table-cell table:formula="of:=[.B8]/((1+[.$B$2])^[.A8])" office:value-type="float" office:value="0.517241379310345" calcext:value-type="float">
            <text:p>0.517241379310345</text:p>
          </table:table-cell>
          <table:table-cell table:formula="of:=[.$C$29]/((1+[.$B$2])^[.A8])" office:value-type="float" office:value="0.517241379310345" calcext:value-type="float">
            <text:p>0.5172413793103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7]*(1+[.$B$4])^[.A9]" office:value-type="float" office:value="0.6" calcext:value-type="float">
            <text:p>0.6</text:p>
          </table:table-cell>
          <table:table-cell table:formula="of:=[.B9]/((1+[.$B$2])^[.A9])" office:value-type="float" office:value="0.44589774078478" calcext:value-type="float">
            <text:p>0.44589774078478</text:p>
          </table:table-cell>
          <table:table-cell table:formula="of:=[.$C$29]/((1+[.$B$2])^[.A9])" office:value-type="float" office:value="0.44589774078478" calcext:value-type="float">
            <text:p>0.4458977407847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7]*(1+[.$B$4])^[.A10]" office:value-type="float" office:value="0.6" calcext:value-type="float">
            <text:p>0.6</text:p>
          </table:table-cell>
          <table:table-cell table:formula="of:=[.B10]/((1+[.$B$2])^[.A10])" office:value-type="float" office:value="0.384394604124811" calcext:value-type="float">
            <text:p>0.384394604124811</text:p>
          </table:table-cell>
          <table:table-cell table:formula="of:=[.$C$29]/((1+[.$B$2])^[.A10])" office:value-type="float" office:value="0.384394604124811" calcext:value-type="float">
            <text:p>0.3843946041248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7]*(1+[.$B$4])^[.A11]" office:value-type="float" office:value="0.6" calcext:value-type="float">
            <text:p>0.6</text:p>
          </table:table-cell>
          <table:table-cell table:formula="of:=[.B11]/((1+[.$B$2])^[.A11])" office:value-type="float" office:value="0.331374658728285" calcext:value-type="float">
            <text:p>0.331374658728285</text:p>
          </table:table-cell>
          <table:table-cell table:formula="of:=[.$C$29]/((1+[.$B$2])^[.A11])" office:value-type="float" office:value="0.331374658728285" calcext:value-type="float">
            <text:p>0.33137465872828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7]*(1+[.$B$4])^[.A12]" office:value-type="float" office:value="0.6" calcext:value-type="float">
            <text:p>0.6</text:p>
          </table:table-cell>
          <table:table-cell table:formula="of:=[.B12]/((1+[.$B$2])^[.A12])" office:value-type="float" office:value="0.285667809248521" calcext:value-type="float">
            <text:p>0.285667809248521</text:p>
          </table:table-cell>
          <table:table-cell table:formula="of:=[.$C$29]/((1+[.$B$2])^[.A12])" office:value-type="float" office:value="0.285667809248522" calcext:value-type="float">
            <text:p>0.28566780924852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7]*(1+[.$B$4])^[.A13]" office:value-type="float" office:value="0.6" calcext:value-type="float">
            <text:p>0.6</text:p>
          </table:table-cell>
          <table:table-cell table:formula="of:=[.B13]/((1+[.$B$2])^[.A13])" office:value-type="float" office:value="0.24626535280045" calcext:value-type="float">
            <text:p>0.24626535280045</text:p>
          </table:table-cell>
          <table:table-cell table:formula="of:=[.$C$29]/((1+[.$B$2])^[.A13])" office:value-type="float" office:value="0.24626535280045" calcext:value-type="float">
            <text:p>0.2462653528004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7]*(1+[.$B$4])^[.A14]" office:value-type="float" office:value="0.6" calcext:value-type="float">
            <text:p>0.6</text:p>
          </table:table-cell>
          <table:table-cell table:formula="of:=[.B14]/((1+[.$B$2])^[.A14])" office:value-type="float" office:value="0.212297717931422" calcext:value-type="float">
            <text:p>0.212297717931422</text:p>
          </table:table-cell>
          <table:table-cell table:formula="of:=[.$C$29]/((1+[.$B$2])^[.A14])" office:value-type="float" office:value="0.212297717931422" calcext:value-type="float">
            <text:p>0.21229771793142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7]*(1+[.$B$4])^[.A15]" office:value-type="float" office:value="0.6" calcext:value-type="float">
            <text:p>0.6</text:p>
          </table:table-cell>
          <table:table-cell table:formula="of:=[.B15]/((1+[.$B$2])^[.A15])" office:value-type="float" office:value="0.183015274078812" calcext:value-type="float">
            <text:p>0.183015274078812</text:p>
          </table:table-cell>
          <table:table-cell table:formula="of:=[.$C$29]/((1+[.$B$2])^[.A15])" office:value-type="float" office:value="0.183015274078812" calcext:value-type="float">
            <text:p>0.1830152740788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7]*(1+[.$B$4])^[.A16]" office:value-type="float" office:value="0.6" calcext:value-type="float">
            <text:p>0.6</text:p>
          </table:table-cell>
          <table:table-cell table:formula="of:=[.B16]/((1+[.$B$2])^[.A16])" office:value-type="float" office:value="0.157771787998976" calcext:value-type="float">
            <text:p>0.157771787998976</text:p>
          </table:table-cell>
          <table:table-cell table:formula="of:=[.$C$29]/((1+[.$B$2])^[.A16])" office:value-type="float" office:value="0.157771787998976" calcext:value-type="float">
            <text:p>0.15777178799897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7]*(1+[.$B$4])^[.A17]" office:value-type="float" office:value="0.6" calcext:value-type="float">
            <text:p>0.6</text:p>
          </table:table-cell>
          <table:table-cell table:formula="of:=[.B17]/((1+[.$B$2])^[.A17])" office:value-type="float" office:value="0.136010162068083" calcext:value-type="float">
            <text:p>0.136010162068083</text:p>
          </table:table-cell>
          <table:table-cell table:formula="of:=[.$C$29]/((1+[.$B$2])^[.A17])" office:value-type="float" office:value="0.136010162068083" calcext:value-type="float">
            <text:p>0.13601016206808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7]*(1+[.$B$4])^[.A18]" office:value-type="float" office:value="0.6" calcext:value-type="float">
            <text:p>0.6</text:p>
          </table:table-cell>
          <table:table-cell table:formula="of:=[.B18]/((1+[.$B$2])^[.A18])" office:value-type="float" office:value="0.117250139713864" calcext:value-type="float">
            <text:p>0.117250139713864</text:p>
          </table:table-cell>
          <table:table-cell table:formula="of:=[.$C$29]/((1+[.$B$2])^[.A18])" office:value-type="float" office:value="0.117250139713865" calcext:value-type="float">
            <text:p>0.11725013971386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7]*(1+[.$B$4])^[.A19]" office:value-type="float" office:value="0.6" calcext:value-type="float">
            <text:p>0.6</text:p>
          </table:table-cell>
          <table:table-cell table:formula="of:=[.B19]/((1+[.$B$2])^[.A19])" office:value-type="float" office:value="0.101077706649883" calcext:value-type="float">
            <text:p>0.101077706649883</text:p>
          </table:table-cell>
          <table:table-cell table:formula="of:=[.$C$29]/((1+[.$B$2])^[.A19])" office:value-type="float" office:value="0.101077706649883" calcext:value-type="float">
            <text:p>0.10107770664988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$7]*(1+[.$B$4])^[.A20]" office:value-type="float" office:value="0.6" calcext:value-type="float">
            <text:p>0.6</text:p>
          </table:table-cell>
          <table:table-cell table:formula="of:=[.B20]/((1+[.$B$2])^[.A20])" office:value-type="float" office:value="0.08713595400852" calcext:value-type="float">
            <text:p>0.08713595400852</text:p>
          </table:table-cell>
          <table:table-cell table:formula="of:=[.$C$29]/((1+[.$B$2])^[.A20])" office:value-type="float" office:value="0.08713595400852" calcext:value-type="float">
            <text:p>0.0871359540085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7]*(1+[.$B$4])^[.A21]" office:value-type="float" office:value="0.6" calcext:value-type="float">
            <text:p>0.6</text:p>
          </table:table-cell>
          <table:table-cell table:formula="of:=[.B21]/((1+[.$B$2])^[.A21])" office:value-type="float" office:value="0.0751172017314827" calcext:value-type="float">
            <text:p>0.075117201731483</text:p>
          </table:table-cell>
          <table:table-cell table:formula="of:=[.$C$29]/((1+[.$B$2])^[.A21])" office:value-type="float" office:value="0.0751172017314828" calcext:value-type="float">
            <text:p>0.07511720173148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7]*(1+[.$B$4])^[.A22]" office:value-type="float" office:value="0.6" calcext:value-type="float">
            <text:p>0.6</text:p>
          </table:table-cell>
          <table:table-cell table:formula="of:=[.B22]/((1+[.$B$2])^[.A22])" office:value-type="float" office:value="0.0647562083892093" calcext:value-type="float">
            <text:p>0.064756208389209</text:p>
          </table:table-cell>
          <table:table-cell table:formula="of:=[.$C$29]/((1+[.$B$2])^[.A22])" office:value-type="float" office:value="0.0647562083892093" calcext:value-type="float">
            <text:p>0.06475620838920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7]*(1+[.$B$4])^[.A23]" office:value-type="float" office:value="0.6" calcext:value-type="float">
            <text:p>0.6</text:p>
          </table:table-cell>
          <table:table-cell table:formula="of:=[.B23]/((1+[.$B$2])^[.A23])" office:value-type="float" office:value="0.0558243175769046" calcext:value-type="float">
            <text:p>0.055824317576905</text:p>
          </table:table-cell>
          <table:table-cell table:formula="of:=[.$C$29]/((1+[.$B$2])^[.A23])" office:value-type="float" office:value="0.0558243175769046" calcext:value-type="float">
            <text:p>0.05582431757690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$7]*(1+[.$B$4])^[.A24]" office:value-type="float" office:value="0.6" calcext:value-type="float">
            <text:p>0.6</text:p>
          </table:table-cell>
          <table:table-cell table:formula="of:=[.B24]/((1+[.$B$2])^[.A24])" office:value-type="float" office:value="0.0481244117042281" calcext:value-type="float">
            <text:p>0.048124411704228</text:p>
          </table:table-cell>
          <table:table-cell table:formula="of:=[.$C$29]/((1+[.$B$2])^[.A24])" office:value-type="float" office:value="0.0481244117042281" calcext:value-type="float">
            <text:p>0.04812441170422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$7]*(1+[.$B$4])^[.A25]" office:value-type="float" office:value="0.6" calcext:value-type="float">
            <text:p>0.6</text:p>
          </table:table-cell>
          <table:table-cell table:formula="of:=[.B25]/((1+[.$B$2])^[.A25])" office:value-type="float" office:value="0.0414865618139897" calcext:value-type="float">
            <text:p>0.04148656181399</text:p>
          </table:table-cell>
          <table:table-cell table:formula="of:=[.$C$29]/((1+[.$B$2])^[.A25])" office:value-type="float" office:value="0.0414865618139897" calcext:value-type="float">
            <text:p>0.0414865618139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$7]*(1+[.$B$4])^[.A26]" office:value-type="float" office:value="0.6" calcext:value-type="float">
            <text:p>0.6</text:p>
          </table:table-cell>
          <table:table-cell table:formula="of:=[.B26]/((1+[.$B$2])^[.A26])" office:value-type="float" office:value="0.0357642774258532" calcext:value-type="float">
            <text:p>0.035764277425853</text:p>
          </table:table-cell>
          <table:table-cell table:formula="of:=[.$C$29]/((1+[.$B$2])^[.A26])" office:value-type="float" office:value="0.0357642774258532" calcext:value-type="float">
            <text:p>0.03576427742585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7]*(1+[.$B$4])^[.A27]" office:value-type="float" office:value="0.6" calcext:value-type="float">
            <text:p>0.6</text:p>
          </table:table-cell>
          <table:table-cell table:formula="of:=[.B27]/((1+[.$B$2])^[.A27])" office:value-type="float" office:value="0.0308312736429769" calcext:value-type="float">
            <text:p>0.030831273642977</text:p>
          </table:table-cell>
          <table:table-cell table:formula="of:=[.$C$29]/((1+[.$B$2])^[.A27])" office:value-type="float" office:value="0.0308312736429769" calcext:value-type="float">
            <text:p>0.0308312736429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</text:p>
          </table:table-cell>
          <table:table-cell table:formula="of:=SUM([.C8:.C27])" office:value-type="float" office:value="3.5573045397314" calcext:value-type="float">
            <text:p>3.5573045397314</text:p>
          </table:table-cell>
          <table:table-cell table:formula="of:=SUM([.D8:.D27])" office:value-type="float" office:value="3.5573045397314" calcext:value-type="float">
            <text:p>3.55730453973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st price</text:p>
          </table:table-cell>
          <table:table-cell table:formula="of:=[.C28]*[.B1]" office:value-type="float" office:value="0.6" calcext:value-type="float">
            <text:p>0.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17:42:50.0983198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ha Hoffmann</meta:initial-creator>
    <meta:creation-date>2019-10-11T14:08:25.069340532</meta:creation-date>
    <dc:date>2019-10-21T18:14:27.605834215</dc:date>
    <dc:creator>Martha Hoffmann</dc:creator>
    <meta:editing-duration>PT18M9S</meta:editing-duration>
    <meta:editing-cycles>6</meta:editing-cycles>
    <meta:generator>LibreOffice/6.0.7.3$Linux_X86_64 LibreOffice_project/00m0$Build-3</meta:generator>
    <meta:document-statistic meta:table-count="1" meta:cell-count="105" meta:object-count="0"/>
  </office:meta>
</office:document-meta>
</file>